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a2a" officeooo:paragraph-rsid="00094a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+ Sử dụng FragmentPagerAdapter cho SectionPagerAdapter: https://developer.android.com/reference/android/support/v4/app/FragmentPagerAdapter</text:p>
      <text:p text:style-name="P1">+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8:59:23.269384584</meta:creation-date>
    <dc:date>2019-03-23T20:56:24.061290859</dc:date>
    <meta:editing-duration>PT16M20S</meta:editing-duration>
    <meta:editing-cycles>1</meta:editing-cycles>
    <meta:document-statistic meta:table-count="0" meta:image-count="0" meta:object-count="0" meta:page-count="1" meta:paragraph-count="2" meta:word-count="8" meta:character-count="141" meta:non-whitespace-character-count="134"/>
    <meta:generator>LibreOffice/5.1.6.2$Linux_X86_64 LibreOffice_project/10m0$Build-2</meta:generator>
  </office:meta>
</office:document-meta>
</file>